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dddd" draw:textarea-horizontal-align="justify" draw:textarea-vertical-align="middle" draw:auto-grow-height="false" fo:min-height="12.701cm" fo:min-width="16.8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3.155cm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1.929cm" fo:min-width="4.346cm"/>
    </style:style>
    <style:style style:name="gr4" style:family="graphic" style:parent-style-name="standard">
      <style:graphic-properties svg:stroke-color="#dddddd" draw:fill-color="#dddddd" draw:textarea-horizontal-align="justify" draw:textarea-vertical-align="middle" draw:auto-grow-height="false" fo:min-height="2.73cm" fo:min-width="5.02cm"/>
    </style:style>
    <style:style style:name="gr5" style:family="graphic" style:parent-style-name="standard">
      <style:graphic-properties svg:stroke-color="#dddddd" draw:fill-color="#dddddd" draw:textarea-horizontal-align="justify" draw:textarea-vertical-align="middle" draw:auto-grow-height="false" fo:min-height="3.533cm" fo:min-width="6.458cm"/>
    </style:style>
    <style:style style:name="gr6" style:family="graphic" style:parent-style-name="standard">
      <style:graphic-properties svg:stroke-color="#dddddd" draw:fill-color="#dddddd" draw:textarea-horizontal-align="justify" draw:textarea-vertical-align="middle" draw:auto-grow-height="false" fo:min-height="3.418cm" fo:min-width="8.502cm"/>
    </style:style>
    <style:style style:name="gr7" style:family="graphic" style:parent-style-name="standard">
      <style:graphic-properties svg:stroke-color="#dddddd" draw:fill-color="#dddddd" draw:textarea-horizontal-align="justify" draw:textarea-vertical-align="middle" draw:auto-grow-height="false" fo:min-height="1.987cm" fo:min-width="8.4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dddddd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4.351cm" svg:x="1.254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655cm" svg:height="1.28cm" svg:x="4.363cm" svg:y="0.609cm">
          <draw:text-box>
            <text:p><text:span text:style-name="T1">Web Based Slicer Detailed View</text:span></text:p>
          </draw:text-box>
        </draw:frame>
        <draw:custom-shape draw:style-name="gr3" draw:text-style-name="P4" draw:layer="layout" svg:width="5.08cm" svg:height="2.413cm" svg:x="8.366cm" svg:y="2.27cm">
          <text:p text:style-name="P3">Model File</text:p>
          <text:p text:style-name="P3">.st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842cm" svg:height="3.302cm" svg:x="2.905cm" svg:y="10.144cm">
          <text:p text:style-name="P3">Slicing Engine</text:p>
          <text:p text:style-name="P3">Raw .stl → .gcode</text:p>
          <text:p text:style-name="P3">[CuraEngine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366cm" svg:height="4.191cm" svg:x="12.176cm" svg:y="9.89cm">
          <text:p text:style-name="P3">Web Toolpath </text:p>
          <text:p text:style-name="P3">Viewer</text:p>
          <text:p text:style-name="P3">(Layer by Layer View)</text:p>
          <text:p text:style-name="P3">[jherrm gcode viewer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9.398cm" svg:height="4.064cm" svg:x="5.572cm" svg:y="15.732cm">
          <text:p text:style-name="P3">Web Interface</text:p>
          <text:p text:style-name="P3">(Adjust Settings)</text:p>
          <text:p text:style-name="P3">[AngularJS Bootstrap Webpage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9.144cm" svg:height="2.477cm" svg:x="6.207cm" svg:y="24.463cm">
          <text:p text:style-name="P3">Print Server Upload</text:p>
          <text:p text:style-name="P3">.g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24cm" svg:height="1.119cm" svg:x="8.444cm" svg:y="7.501cm">
          <draw:text-box>
            <text:p><text:span text:style-name="T2">Web Slicer</text:span></text:p>
          </draw:text-box>
        </draw:frame>
        <draw:line draw:style-name="gr9" draw:text-style-name="P7" draw:layer="layout" svg:x1="10.779cm" svg:y1="4.683cm" svg:x2="10.779cm" svg:y2="7.223cm">
          <text:p/>
        </draw:line>
        <draw:line draw:style-name="gr9" draw:text-style-name="P7" draw:layer="layout" svg:x1="10.906cm" svg:y1="21.574cm" svg:x2="10.906cm" svg:y2="24.495cm">
          <text:p/>
        </draw:line>
        <draw:line draw:style-name="gr9" draw:text-style-name="P7" draw:layer="layout" svg:x1="15.224cm" svg:y1="14.081cm" svg:x2="14.208cm" svg:y2="15.732cm">
          <text:p/>
        </draw:line>
        <draw:line draw:style-name="gr9" draw:text-style-name="P7" draw:layer="layout" svg:x1="6.842cm" svg:y1="15.605cm" svg:x2="5.318cm" svg:y2="13.446cm">
          <text:p/>
        </draw:line>
        <draw:line draw:style-name="gr9" draw:text-style-name="P7" draw:layer="layout" svg:x1="8.747cm" svg:y1="10.779cm" svg:x2="12.176cm" svg:y2="10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5-09-09T14:58:50.725810832</meta:creation-date>
    <dc:date>2015-09-17T11:26:01.410937795</dc:date>
    <dc:creator>mike </dc:creator>
    <meta:editing-duration>PT20M21S</meta:editing-duration>
    <meta:editing-cycles>4</meta:editing-cycles>
    <meta:generator>LibreOffice/4.4.3.2$Linux_X86_64 LibreOffice_project/40m0$Build-2</meta:generator>
    <meta:document-statistic meta:object-count="13"/>
  </office:meta>
</office:document-meta>
</file>